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B00000247549B50A4.png" manifest:media-type="image/png"/>
  <manifest:file-entry manifest:full-path="Pictures/1000000100000279000001379D001D46.png" manifest:media-type="image/png"/>
  <manifest:file-entry manifest:full-path="Pictures/100000010000027800000112D8048170.png" manifest:media-type="image/png"/>
  <manifest:file-entry manifest:full-path="Pictures/100000010000027800000112FDAC08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f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661in" svg:y="-0.0866in" svg:width="3.9354in" svg:height="1.7063in" draw:z-index="0"><draw:image xlink:href="Pictures/100000010000027800000112FDAC0870.png" xlink:type="simple" xlink:show="embed" xlink:actuate="onLoad" draw:mime-type="image/png"/></draw:frame><draw:frame draw:style-name="fr1" draw:name="Image2" text:anchor-type="char" svg:x="0.0091in" svg:y="1.6591in" svg:width="4.0063in" svg:height="1.7374in" draw:z-index="1"><draw:image xlink:href="Pictures/100000010000027800000112D804817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3" text:anchor-type="char" svg:x="-0.0299in" svg:y="3.5071in" svg:width="4.0319in" svg:height="1.9811in" draw:z-index="2"><draw:image xlink:href="Pictures/1000000100000279000001379D001D4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draw:frame draw:style-name="fr1" draw:name="Image4" text:anchor-type="char" svg:x="0.0047in" svg:y="5.5165in" svg:width="3.9965in" svg:height="3.7634in" draw:z-index="3"><draw:image xlink:href="Pictures/100000010000026B00000247549B50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2:50:03.376115619</meta:creation-date>
    <dc:date>2024-02-24T22:54:44.838746346</dc:date>
    <meta:editing-duration>PT4M42S</meta:editing-duration>
    <meta:editing-cycles>1</meta:editing-cycles>
    <meta:generator>LibreOffice/7.6.4.1$Linux_X86_64 LibreOffice_project/60$Build-1</meta:generator>
    <meta:document-statistic meta:table-count="0" meta:image-count="4" meta:object-count="0" meta:page-count="1" meta:paragraph-count="1" meta:word-count="0" meta:character-count="29" meta:non-whitespace-character-count="0"/>
  </office:meta>
</office:document-meta>
</file>